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interval</text:p>
          </table:table-cell>
          <table:table-cell table:style-name="ACE-0" office:value-type="string">
            <text:p>freshwater_phreatic_phase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111">
            <text:p>19111</text:p>
          </table:table-cell>
          <table:table-cell table:style-name="ACE-0" table:formula="of:=2837/2" office:value-type="float" office:value="1418.5">
            <text:p>1418.5</text:p>
          </table:table-cell>
          <table:table-cell table:style-name="ACE-0" office:value-type="string">
            <text:p>Interval of subaerial exposur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7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080">
            <text:p>190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4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2180">
            <text:p>22180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5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3340">
            <text:p>13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1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6170">
            <text:p>1617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6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0310">
            <text:p>2031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2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5150">
            <text:p>25150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7">
          <table:table-cell table:number-columns-repeated="3" table:style-name="ACE-0"/>
          <table:table-cell table:number-columns-repeated="3" table:style-name="ACE-2"/>
          <table:table-cell table:number-columns-repeated="250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2">
          <gnm:selection gnm:start-col="0" gnm:start-row="2" gnm:end-col="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5T00:39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